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6600" draw:textarea-horizontal-align="justify" draw:textarea-vertical-align="middle" draw:auto-grow-height="false" fo:min-height="15.65cm" fo:min-width="0.5cm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1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9cm" draw:shadow="hidden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8cm" fo:min-width="3.194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8cm" fo:min-width="2.546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8cm" fo:min-width="2.686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3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8cm" fo:min-width="2.123cm" draw:shadow="hidden"/>
    </style:style>
    <style:style style:name="gr11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true" fo:min-height="0cm" fo:min-width="0cm" fo:wrap-option="no-wrap"/>
    </style:style>
    <style:style style:name="gr15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16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7.4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5.501cm"/>
    </style:style>
    <style:style style:name="P1" style:family="paragraph">
      <loext:graphic-properties draw:fill="solid" draw:fill-color="#ff6600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 draw:fill-color="#ffffff"/>
      <style:text-properties style:font-name="Calibri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style:font-name="Calibri"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Calibr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5.9cm" svg:x="15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7cm" svg:x="2cm" svg:y="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81.357626930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5.9cm" svg:x="8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7cm" svg:x="9cm" svg:y="2cm">
          <text:p/>
          <draw:enhanced-geometry svg:viewBox="0 0 21600 21600" draw:path-stretchpoint-x="10800" draw:path-stretchpoint-y="10800" draw:text-areas="?f3 ?f4 ?f5 ?f6" draw:type="round-rectangle" draw:modifiers="2181.357626930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7cm" svg:x="16cm" svg:y="2cm">
          <text:p/>
          <draw:enhanced-geometry svg:viewBox="0 0 21600 21600" draw:path-stretchpoint-x="10800" draw:path-stretchpoint-y="10800" draw:text-areas="?f3 ?f4 ?f5 ?f6" draw:type="round-rectangle" draw:modifiers="1121.13579116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918cm" svg:height="0.963cm" svg:x="10.09cm" svg:y="2.4cm">
          <draw:text-box>
            <text:p>Python Side</text:p>
          </draw:text-box>
        </draw:frame>
        <draw:frame draw:style-name="gr4" draw:text-style-name="P4" draw:layer="layout" svg:width="3.529cm" svg:height="0.963cm" svg:x="19.771cm" svg:y="2.4cm">
          <draw:text-box>
            <text:p>Scala Side</text:p>
          </draw:text-box>
        </draw:frame>
        <draw:custom-shape draw:style-name="gr5" draw:text-style-name="P5" draw:layer="layout" svg:width="4cm" svg:height="14cm" svg:x="9.992cm" svg:y="4.0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cm" svg:height="14cm" svg:x="1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cm" svg:height="14cm" svg:x="2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702cm" svg:height="1.162cm" svg:x="10.174cm" svg:y="4cm">
          <draw:text-box>
            <text:p><text:span text:style-name="T1">Jupyter Kernel</text:span></text:p>
            <text:p text:style-name="P6"><text:span text:style-name="T2">(Top layer)</text:span></text:p>
          </draw:text-box>
        </draw:frame>
        <draw:frame draw:style-name="gr7" draw:text-style-name="P7" draw:layer="layout" svg:width="3.046cm" svg:height="1.162cm" svg:x="22.454cm" svg:y="4cm">
          <draw:text-box>
            <text:p><text:span text:style-name="T1">MMT REPL</text:span></text:p>
            <text:p text:style-name="P6"><text:span text:style-name="T2">(Bottom layer)</text:span></text:p>
          </draw:text-box>
        </draw:frame>
        <draw:frame draw:style-name="gr8" draw:text-style-name="P7" draw:layer="layout" svg:width="3.186cm" svg:height="1.162cm" svg:x="17.5cm" svg:y="4cm">
          <draw:text-box>
            <text:p><text:span text:style-name="T1">MMT Kernel</text:span></text:p>
            <text:p text:style-name="P6"><text:span text:style-name="T2">(Middle layer)</text:span></text:p>
          </draw:text-box>
        </draw:frame>
        <draw:custom-shape draw:style-name="gr5" draw:text-style-name="P5" draw:layer="layout" svg:width="4cm" svg:height="14cm" svg:x="3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3.038cm" svg:height="0.963cm" svg:x="3.362cm" svg:y="2.4cm">
          <draw:text-box>
            <text:p text:style-name="P6">Frontend</text:p>
          </draw:text-box>
        </draw:frame>
        <draw:frame draw:style-name="gr10" draw:text-style-name="P7" draw:layer="layout" svg:width="2.623cm" svg:height="1.162cm" svg:x="3.5cm" svg:y="4cm">
          <draw:text-box>
            <text:p text:style-name="P6"><text:span text:style-name="T1">Notebook</text:span></text:p>
            <text:p text:style-name="P6"><text:span text:style-name="T2">(Frontend)</text:span></text:p>
          </draw:text-box>
        </draw:frame>
        <draw:custom-shape draw:style-name="gr11" draw:text-style-name="P9" xml:id="id2" draw:id="id2" draw:layer="layout" svg:width="2.426cm" svg:height="0.732cm" svg:x="17.784cm" svg:y="5.468cm">
          <text:p text:style-name="P6"><text:span text:style-name="T3">Parse 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6.305cm" svg:y1="5.834cm" svg:x2="17.784cm" svg:y2="5.834cm" draw:start-shape="id1" draw:start-glue-point="1" draw:end-shape="id2" draw:end-glue-point="3" svg:d="M6305 5834h11479" svg:viewBox="0 0 11480 1">
          <text:p/>
        </draw:connector>
        <draw:custom-shape draw:style-name="gr11" draw:text-style-name="P9" xml:id="id3" draw:id="id3" draw:layer="layout" svg:width="3.601cm" svg:height="1.189cm" svg:x="10.2cm" svg:y="11.005cm">
          <text:p text:style-name="P6"><text:span text:style-name="T3">Open widgets and</text:span></text:p>
          <text:p text:style-name="P6"><text:span text:style-name="T3">register callba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4" draw:id="id4" draw:layer="layout" svg:width="2.6cm" svg:height="0.8cm" svg:x="3.69cm" svg:y="11.201cm">
          <text:p text:style-name="P6"><text:span text:style-name="T3">Display 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0.2cm" svg:y1="11.599cm" svg:x2="6.29cm" svg:y2="11.601cm" draw:start-shape="id3" draw:start-glue-point="3" draw:end-shape="id4" draw:end-glue-point="1" svg:d="M10200 11599h-1955v2h-1955" svg:viewBox="0 0 3911 3">
          <text:p/>
        </draw:connector>
        <draw:custom-shape draw:style-name="gr14" draw:text-style-name="P9" xml:id="id5" draw:id="id5" draw:layer="layout" svg:width="3.209cm" svg:height="0.732cm" svg:x="22.412cm" svg:y="5.468cm">
          <text:p text:style-name="P6"><text:span text:style-name="T3">Process 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20.21cm" svg:y1="5.834cm" svg:x2="22.412cm" svg:y2="5.834cm" draw:start-shape="id2" draw:start-glue-point="1" draw:end-shape="id5" draw:end-glue-point="3" svg:d="M20210 5834h2202" svg:viewBox="0 0 2203 1">
          <text:p/>
        </draw:connector>
        <draw:custom-shape draw:style-name="gr15" draw:text-style-name="P9" xml:id="id6" draw:id="id6" draw:layer="layout" svg:width="2.778cm" svg:height="0.732cm" svg:x="3.529cm" svg:y="6.968cm">
          <text:p text:style-name="P6"><text:span text:style-name="T3">Display 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24.016cm" svg:y1="6.2cm" svg:x2="6.307cm" svg:y2="7.334cm" draw:start-shape="id5" draw:start-glue-point="2" draw:end-shape="id6" svg:d="M24016 6200v1134h-17709" svg:viewBox="0 0 17710 1135">
          <text:p/>
        </draw:connector>
        <draw:custom-shape draw:style-name="gr15" draw:text-style-name="P9" xml:id="id7" draw:id="id7" draw:layer="layout" svg:width="3.142cm" svg:height="0.732cm" svg:x="3.419cm" svg:y="13.363cm">
          <text:p text:style-name="P6"><text:span text:style-name="T3">User inte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8" draw:id="id8" draw:layer="layout" svg:width="2.6cm" svg:height="1cm" svg:x="10.7cm" svg:y="13.228cm">
          <text:p text:style-name="P6"><text:span text:style-name="T3">Trigger</text:span></text:p>
          <text:p text:style-name="P6"><text:span text:style-name="T3">MMT 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6.561cm" svg:y1="13.729cm" svg:x2="10.7cm" svg:y2="13.728cm" draw:start-shape="id7" draw:start-glue-point="1" draw:end-shape="id8" draw:end-glue-point="3" svg:d="M6561 13729h2070v-1h2069" svg:viewBox="0 0 4140 2">
          <text:p/>
        </draw:connector>
        <draw:custom-shape draw:style-name="gr13" draw:text-style-name="P9" xml:id="id9" draw:id="id9" draw:layer="layout" svg:width="2.2cm" svg:height="1cm" svg:x="17.9cm" svg:y="13.228cm">
          <text:p text:style-name="P6"><text:span text:style-name="T3">Execute</text:span></text:p>
          <text:p text:style-name="P6"><text:span text:style-name="T3">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3" draw:id="id13" draw:layer="layout" svg:width="2.6cm" svg:height="1.1cm" svg:x="3.7cm" svg:y="15.347cm">
          <text:p text:style-name="P6"><text:span text:style-name="T3">Show 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3.3cm" svg:y1="13.728cm" svg:x2="17.9cm" svg:y2="13.728cm" draw:start-shape="id8" draw:start-glue-point="1" draw:end-shape="id9" draw:end-glue-point="3" svg:d="M13300 13728h4600" svg:viewBox="0 0 4601 1">
          <text:p/>
        </draw:connector>
        <draw:custom-shape draw:style-name="gr14" draw:text-style-name="P9" xml:id="id10" draw:id="id10" draw:layer="layout" svg:width="2.735cm" svg:height="1.189cm" svg:x="3.599cm" svg:y="9.027cm">
          <text:p text:style-name="P6"><text:span text:style-name="T3">Widget using</text:span></text:p>
          <text:p text:style-name="P6"><text:span text:style-name="T3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1" draw:id="id11" draw:layer="layout" svg:width="2.426cm" svg:height="0.732cm" svg:x="17.795cm" svg:y="9.255cm">
          <text:p text:style-name="P6"><text:span text:style-name="T3">Parse 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6.334cm" svg:y1="9.621cm" svg:x2="17.795cm" svg:y2="9.621cm" draw:start-shape="id10" draw:start-glue-point="1" draw:end-shape="id11" draw:end-glue-point="3" svg:d="M6334 9621h11461" svg:viewBox="0 0 11462 1">
          <text:p/>
        </draw:connector>
        <draw:custom-shape draw:style-name="gr11" draw:text-style-name="P9" xml:id="id12" draw:id="id12" draw:layer="layout" svg:width="3.326cm" svg:height="1.189cm" svg:x="10.367cm" svg:y="15.3cm">
          <text:p text:style-name="P6"><text:span text:style-name="T3">Change Widget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0.367cm" svg:y1="15.894cm" svg:x2="6.3cm" svg:y2="15.897cm" draw:start-shape="id12" draw:start-glue-point="3" draw:end-shape="id13" svg:d="M10367 15894h-2033v3h-2034" svg:viewBox="0 0 4068 4">
          <text:p/>
        </draw:connector>
        <draw:connector draw:style-name="gr16" draw:text-style-name="P10" draw:layer="layout" svg:x1="4.99cm" svg:y1="12.001cm" svg:x2="4.99cm" svg:y2="13.363cm" draw:start-shape="id4" draw:start-glue-point="2" draw:end-shape="id7" draw:end-glue-point="0" svg:d="M4990 12001v1362" svg:viewBox="0 0 1 1363">
          <text:p/>
        </draw:connector>
        <draw:custom-shape draw:style-name="gr15" draw:text-style-name="P9" xml:id="id1" draw:id="id1" draw:layer="layout" svg:width="2.706cm" svg:height="0.732cm" svg:x="3.599cm" svg:y="5.468cm">
          <text:p text:style-name="P6"><text:span text:style-name="T3">MMT 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9.008cm" svg:y1="9.987cm" svg:x2="13.801cm" svg:y2="11.599cm" draw:start-shape="id11" draw:start-glue-point="2" draw:end-shape="id3" draw:end-glue-point="1" svg:d="M19008 9987v1612h-5207" svg:viewBox="0 0 5208 1613">
          <text:p/>
        </draw:connector>
        <draw:connector draw:style-name="gr12" draw:text-style-name="P10" draw:layer="layout" svg:x1="19cm" svg:y1="14.228cm" svg:x2="13.693cm" svg:y2="15.894cm" draw:start-shape="id9" draw:start-glue-point="2" draw:end-shape="id12" draw:end-glue-point="1" svg:d="M19000 14228v1666h-5307" svg:viewBox="0 0 5308 1667">
          <text:p/>
        </draw:connector>
        <draw:frame draw:style-name="gr17" draw:text-style-name="P11" draw:layer="layout" svg:width="9.57cm" svg:height="0.941cm" draw:transform="rotate (-1.56765473414131) translate (8.975cm 7.006cm)">
          <draw:text-box>
            <text:p><text:span text:style-name="T4">Jupyter Communication Protocol</text:span></text:p>
          </draw:text-box>
        </draw:frame>
        <draw:frame draw:style-name="gr18" draw:text-style-name="P11" draw:layer="layout" svg:width="7.267cm" svg:height="0.941cm" draw:transform="rotate (-1.56765473414131) translate (15.981cm 8cm)">
          <draw:text-box>
            <text:p><text:span text:style-name="T4">Py4J Python-Java Bri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7" draw:fill-hatch-name="Hatch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i Amann</meta:initial-creator>
    <meta:creation-date>2018-07-16T14:20:17.35</meta:creation-date>
    <dc:date>2019-03-13T21:59:11.097218694</dc:date>
    <meta:editing-duration>PT5H26M35S</meta:editing-duration>
    <meta:editing-cycles>10</meta:editing-cycles>
    <meta:generator>LibreOffice/6.2.1.2$Linux_X86_64 LibreOffice_project/20$Build-2</meta:generator>
    <meta:document-statistic meta:object-count="42"/>
  </office:meta>
</office:document-meta>
</file>